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77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6.54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63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 Order Cod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603c470f1gactu/cap-47pf-100v-1-c0g-np0-0603/dp/2820807?st=47p%20smd%20cap%200603" xlink:type="simple">https://be.farnell.com/en-BE/kemet/c0603c470f1gactu/cap-47pf-100v-1-c0g-np0-0603/dp/2820807?st=47p%20smd%20cap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820807" calcext:value-type="float">
            <text:p>28208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805x104j5rac3316/cap-0-1-f-50v-5-x7r-0805/dp/2666904?st=100n%20smd%20cap%200805" xlink:type="simple">https://be.farnell.com/en-BE/kemet/c0805x104j5rac3316/cap-0-1-f-50v-5-x7r-0805/dp/2666904?st=100n%20smd%20cap%200805</text:a></text:p>
          </table:table-cell>
          <table:table-cell office:value-type="float" office:value="1" calcext:value-type="float">
            <text:p>1</text:p>
          </table:table-cell>
          <table:table-cell office:value-type="float" office:value="2666904" calcext:value-type="float">
            <text:p>26669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3, C4, C6, C7, C8, C9</text:p>
          </table:table-cell>
          <table:table-cell office:value-type="string" calcext:value-type="string">
            <text:p>15u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avx/tpsa156k006r0700/cap-15-f-6-3v-10-1206-smd/dp/1658485?st=15u%20smd%20cap" xlink:type="simple">https://be.farnell.com/en-BE/avx/tpsa156k006r0700/cap-15-f-6-3v-10-1206-smd/dp/1658485?st=15u%20smd%20cap</text:a></text:p>
          </table:table-cell>
          <table:table-cell office:value-type="float" office:value="6" calcext:value-type="float">
            <text:p>6</text:p>
          </table:table-cell>
          <table:table-cell office:value-type="float" office:value="1658485" calcext:value-type="float">
            <text:p>16584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SMD:CP_Elec_10x12.6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25svpk470m/cap-470-f-25v/dp/2759084?st=470u%20smd%20cap" xlink:type="simple">https://be.farnell.com/en-BE/panasonic/25svpk470m/cap-470-f-25v/dp/2759084?st=470u%20smd%20cap</text:a></text:p>
          </table:table-cell>
          <table:table-cell office:value-type="float" office:value="1" calcext:value-type="float">
            <text:p>1</text:p>
          </table:table-cell>
          <table:table-cell office:value-type="float" office:value="2759084" calcext:value-type="float">
            <text:p>27590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bias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805x104j5rac3316/cap-0-1-f-50v-5-x7r-0805/dp/2666904?st=100n%20smd%20cap%200805" xlink:type="simple">https://be.farnell.com/en-BE/kemet/c0805x104j5rac3316/cap-0-1-f-50v-5-x7r-0805/dp/2666904?st=100n%20smd%20cap%200805</text:a></text:p>
          </table:table-cell>
          <table:table-cell office:value-type="float" office:value="1" calcext:value-type="float">
            <text:p>1</text:p>
          </table:table-cell>
          <table:table-cell office:value-type="float" office:value="2666904" calcext:value-type="float">
            <text:p>26669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boot1, Cboot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805x104j5rac3316/cap-0-1-f-50v-5-x7r-0805/dp/2666904?st=100n%20smd%20cap%200805" xlink:type="simple">https://be.farnell.com/en-BE/kemet/c0805x104j5rac3316/cap-0-1-f-50v-5-x7r-0805/dp/2666904?st=100n%20smd%20cap%200805</text:a></text:p>
          </table:table-cell>
          <table:table-cell office:value-type="float" office:value="2" calcext:value-type="float">
            <text:p>2</text:p>
          </table:table-cell>
          <table:table-cell office:value-type="float" office:value="2666904" calcext:value-type="float">
            <text:p>26669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bulk1</text:p>
          </table:table-cell>
          <table:table-cell office:value-type="string" calcext:value-type="string">
            <text:p>68u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ehzt1j680p/cap-68uf-63v-alu-elec-hybrid-smd/dp/3584428?st=68u%20smd%20cap" xlink:type="simple">https://be.farnell.com/en-BE/panasonic/eehzt1j680p/cap-68uf-63v-alu-elec-hybrid-smd/dp/3584428?st=68u%20smd%20cap</text:a></text:p>
          </table:table-cell>
          <table:table-cell office:value-type="float" office:value="1" calcext:value-type="float">
            <text:p>1</text:p>
          </table:table-cell>
          <table:table-cell office:value-type="float" office:value="3584428" calcext:value-type="float">
            <text:p>3584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multicomp/mc0603b153j500ct/cap-0-015-f-50v-5-x7r-0603/dp/2320805?st=15n%20smd%20cap%200603" xlink:type="simple">https://be.farnell.com/en-BE/multicomp/mc0603b153j500ct/cap-0-015-f-50v-5-x7r-0603/dp/2320805?st=15n%20smd%20cap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320805" calcext:value-type="float">
            <text:p>23208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62p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603c620j5gactu/cap-62pf-50v-5-c0g-np0-0603/dp/1865482?st=62p%20smd%20cap%200603" xlink:type="simple">https://be.farnell.com/en-BE/kemet/c0603c620j5gactu/cap-62pf-50v-5-c0g-np0-0603/dp/1865482?st=62p%20smd%20cap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1865482" calcext:value-type="float">
            <text:p>18654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n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exv106m035a9daa/cap-10-f-35v-radial-smd/dp/2069187?st=10u%20smd%20cap" xlink:type="simple">https://be.farnell.com/en-BE/kemet/exv106m035a9daa/cap-10-f-35v-radial-smd/dp/2069187?st=10u%20smd%20cap</text:a></text:p>
          </table:table-cell>
          <table:table-cell office:value-type="float" office:value="1" calcext:value-type="float">
            <text:p>1</text:p>
          </table:table-cell>
          <table:table-cell office:value-type="float" office:value="2069187" calcext:value-type="float">
            <text:p>2069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slope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603x101f5gacauto/cap-100pf-50v-1-c0g-np0-0603/dp/2904893?st=13n%20smd%20cap%200603" xlink:type="simple">https://be.farnell.com/en-BE/kemet/c0603x101f5gacauto/cap-100pf-50v-1-c0g-np0-0603/dp/2904893?st=13n%20smd%20cap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904893" calcext:value-type="float">
            <text:p>29048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vc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</text:p>
          </table:table-cell>
          <table:table-cell/>
          <table:table-cell table:style-name="ce2" office:value-type="string" calcext:value-type="string">
            <text:p><text:a xlink:href="https://be.farnell.com/en-BE/kemet/c0805c105j8ractu/cap-1-f-10v-5-x7r-0805/dp/2773210?st=1u%20smd%20cap%200805" xlink:type="simple">https://be.farnell.com/en-BE/kemet/c0805c105j8ractu/cap-1-f-10v-5-x7r-0805/dp/2773210?st=1u%20smd%20cap%200805</text:a></text:p>
          </table:table-cell>
          <table:table-cell office:value-type="float" office:value="1" calcext:value-type="float">
            <text:p>1</text:p>
          </table:table-cell>
          <table:table-cell office:value-type="float" office:value="2773210" calcext:value-type="float">
            <text:p>27732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ss1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kemet/c0603c124k8ractu/cap-0-12-f-10v-10-x7r-0603/dp/2821085?st=120n%20smd%20cap" xlink:type="simple">https://be.farnell.com/en-BE/kemet/c0603c124k8ractu/cap-0-12-f-10v-10-x7r-0603/dp/2821085?st=120n%20smd%20cap</text:a></text:p>
          </table:table-cell>
          <table:table-cell office:value-type="float" office:value="1" calcext:value-type="float">
            <text:p>1</text:p>
          </table:table-cell>
          <table:table-cell office:value-type="float" office:value="2821085" calcext:value-type="float">
            <text:p>28210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-D3</text:p>
          </table:table-cell>
          <table:table-cell office:value-type="string" calcext:value-type="string">
            <text:p>SS24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multicomp/ss24/schottky-rectifier-2a-40v-do-214aa/dp/2675138?MER=sy-me-pd-mi-alte" xlink:type="simple">https://be.farnell.com/en-BE/multicomp/ss24/schottky-rectifier-2a-40v-do-214aa/dp/2675138?MER=sy-me-pd-mi-alte</text:a></text:p>
          </table:table-cell>
          <table:table-cell office:value-type="float" office:value="3" calcext:value-type="float">
            <text:p>3</text:p>
          </table:table-cell>
          <table:table-cell office:value-type="float" office:value="2675138" calcext:value-type="float">
            <text:p>2675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boot1, Dboot2</text:p>
          </table:table-cell>
          <table:table-cell office:value-type="string" calcext:value-type="string">
            <text:p>SS24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multicomp/ss24/schottky-rectifier-2a-40v-do-214aa/dp/2675138?MER=sy-me-pd-mi-alte" xlink:type="simple">https://be.farnell.com/en-BE/multicomp/ss24/schottky-rectifier-2a-40v-do-214aa/dp/2675138?MER=sy-me-pd-mi-alte</text:a></text:p>
          </table:table-cell>
          <table:table-cell office:value-type="float" office:value="2" calcext:value-type="float">
            <text:p>2</text:p>
          </table:table-cell>
          <table:table-cell office:value-type="float" office:value="2675138" calcext:value-type="float">
            <text:p>2675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Inductor_SMD:L_Coilcraft_XAL1010-XXX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coilcraft/xal1010-472med/inductor-4-7uh-24a-20-pwr-19mhz/dp/2289017" xlink:type="simple">https://be.farnell.com/en-BE/coilcraft/xal1010-472med/inductor-4-7uh-24a-20-pwr-19mhz/dp/2289017</text:a></text:p>
          </table:table-cell>
          <table:table-cell office:value-type="float" office:value="1" calcext:value-type="float">
            <text:p>1</text:p>
          </table:table-cell>
          <table:table-cell office:value-type="float" office:value="2289017" calcext:value-type="float">
            <text:p>22890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H1, QH2</text:p>
          </table:table-cell>
          <table:table-cell office:value-type="string" calcext:value-type="string">
            <text:p>CSD18532Q5B</text:p>
          </table:table-cell>
          <table:table-cell office:value-type="string" calcext:value-type="string">
            <text:p>Package_TO_SOT_SMD:TDSON-8-1</text:p>
          </table:table-cell>
          <table:table-cell office:value-type="string" calcext:value-type="string">
            <text:p>http://www.ti.com/lit/gpn/csd18532q5b</text:p>
          </table:table-cell>
          <table:table-cell table:style-name="ce2" office:value-type="string" calcext:value-type="string">
            <text:p><text:a xlink:href="https://be.farnell.com/en-BE/texas-instruments/csd18532q5b/mosfet-n-ch-60v-100a-vson-8/dp/3009663?st=CSD18532Q5B" xlink:type="simple">https://be.farnell.com/en-BE/texas-instruments/csd18532q5b/mosfet-n-ch-60v-100a-vson-8/dp/3009663?st=CSD18532Q5B</text:a></text:p>
          </table:table-cell>
          <table:table-cell office:value-type="float" office:value="2" calcext:value-type="float">
            <text:p>2</text:p>
          </table:table-cell>
          <table:table-cell office:value-type="float" office:value="3009663" calcext:value-type="float">
            <text:p>30096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L1, QL2</text:p>
          </table:table-cell>
          <table:table-cell office:value-type="string" calcext:value-type="string">
            <text:p>CSD18532Q5B</text:p>
          </table:table-cell>
          <table:table-cell office:value-type="string" calcext:value-type="string">
            <text:p>Package_TO_SOT_SMD:TDSON-8-1</text:p>
          </table:table-cell>
          <table:table-cell office:value-type="string" calcext:value-type="string">
            <text:p>http://www.ti.com/lit/gpn/csd18532q5b</text:p>
          </table:table-cell>
          <table:table-cell table:style-name="ce2" office:value-type="string" calcext:value-type="string">
            <text:p><text:a xlink:href="https://be.farnell.com/en-BE/texas-instruments/csd18532q5b/mosfet-n-ch-60v-100a-vson-8/dp/3009663?st=CSD18532Q5B" xlink:type="simple">https://be.farnell.com/en-BE/texas-instruments/csd18532q5b/mosfet-n-ch-60v-100a-vson-8/dp/3009663?st=CSD18532Q5B</text:a></text:p>
          </table:table-cell>
          <table:table-cell office:value-type="float" office:value="2" calcext:value-type="float">
            <text:p>2</text:p>
          </table:table-cell>
          <table:table-cell office:value-type="float" office:value="3009663" calcext:value-type="float">
            <text:p>30096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rohm/ktr03ezpf10r0/res-10r-1-0-1w-0603-thick-film/dp/2919225?st=10r+resistor+0603" xlink:type="simple">https://be.farnell.com/en-BE/rohm/ktr03ezpf10r0/res-10r-1-0-1w-0603-thick-film/dp/2919225?st=10r+resistor+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919225" calcext:value-type="float">
            <text:p>29192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rjpa3f2493v/res-249k-1-thick-film/dp/2561907?st=249k%20resistor+0603" xlink:type="simple">https://be.farnell.com/en-BE/panasonic/erjpa3f2493v/res-249k-1-thick-film/dp/2561907?st=249k%20resistor+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561907" calcext:value-type="float">
            <text:p>25619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rjpa3f5902v/res-59k-1-thick-film/dp/2562106?st=59k%20resistor%200603" xlink:type="simple">https://be.farnell.com/en-BE/panasonic/erjpa3f5902v/res-59k-1-thick-film/dp/2562106?st=59k%20resistor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562106" calcext:value-type="float">
            <text:p>2562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4, 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vishay/rca0603100rfkea/res-100r-1-0603-thick-film/dp/2616583?st=100r%20smd%20resistor%200603" xlink:type="simple">https://be.farnell.com/en-BE/vishay/rca0603100rfkea/res-100r-1-0603-thick-film/dp/2616583?st=100r%20smd%20resistor%200603</text:a></text:p>
          </table:table-cell>
          <table:table-cell office:value-type="float" office:value="2" calcext:value-type="float">
            <text:p>2</text:p>
          </table:table-cell>
          <table:table-cell office:value-type="float" office:value="2616583" calcext:value-type="float">
            <text:p>26165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ra3arw202v/res-2k-0-05-metal-film/dp/2797306?st=2k%200603%20resistor" xlink:type="simple">https://be.farnell.com/en-BE/panasonic/era3arw202v/res-2k-0-05-metal-film/dp/2797306?st=2k%200603%20resistor</text:a></text:p>
          </table:table-cell>
          <table:table-cell office:value-type="float" office:value="1" calcext:value-type="float">
            <text:p>1</text:p>
          </table:table-cell>
          <table:table-cell office:value-type="float" office:value="2797306" calcext:value-type="float">
            <text:p>2797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c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te-connectivity/crgcq0603f68k/res-68k-1-0603-thick-film/dp/2861483?st=68k%20resistor%200603" xlink:type="simple">https://be.farnell.com/en-BE/te-connectivity/crgcq0603f68k/res-68k-1-0603-thick-film/dp/2861483?st=68k%20resistor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861483" calcext:value-type="float">
            <text:p>28614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FB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multicomp-pro/mcsr06x7501ftl/res-7k5-1-0-1w-0603-thick-film/dp/2074303?st=7.5k%20resistor%200603" xlink:type="simple">https://be.farnell.com/en-BE/multicomp-pro/mcsr06x7501ftl/res-7k5-1-0-1w-0603-thick-film/dp/2074303?st=7.5k%20resistor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074303" calcext:value-type="float">
            <text:p>20743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FB2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rjpa3f1053v/res-105k-1-thick-film/dp/2561729" xlink:type="simple">https://be.farnell.com/en-BE/panasonic/erjpa3f1053v/res-105k-1-thick-film/dp/2561729</text:a></text:p>
          </table:table-cell>
          <table:table-cell office:value-type="float" office:value="1" calcext:value-type="float">
            <text:p>1</text:p>
          </table:table-cell>
          <table:table-cell office:value-type="float" office:value="2561729" calcext:value-type="float">
            <text:p>25617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mode1</text:p>
          </table:table-cell>
          <table:table-cell office:value-type="string" calcext:value-type="string">
            <text:p>93.1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rjpa3f9312v/res-93k1-1-thick-film/dp/2562207" xlink:type="simple">https://be.farnell.com/en-BE/panasonic/erjpa3f9312v/res-93k1-1-thick-film/dp/2562207</text:a></text:p>
          </table:table-cell>
          <table:table-cell office:value-type="float" office:value="1" calcext:value-type="float">
            <text:p>1</text:p>
          </table:table-cell>
          <table:table-cell office:value-type="float" office:value="2562207" calcext:value-type="float">
            <text:p>2562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pg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vishay/rca060310k0fkea/res-10k-1-0603-thick-film/dp/2616584?st=10k%20resistor%200603" xlink:type="simple">https://be.farnell.com/en-BE/vishay/rca060310k0fkea/res-10k-1-0603-thick-film/dp/2616584?st=10k%20resistor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616584" calcext:value-type="float">
            <text:p>26165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sense1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Resistor_SMD:R_2512_6332Metric_Pad1.40x3.3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multicomp/mchvr12ftft1805/res-thick-film-18m-1-1w-2512/dp/2826912?st=18m%20smd%20resistor" xlink:type="simple">https://be.farnell.com/en-BE/multicomp/mchvr12ftft1805/res-thick-film-18m-1-1w-2512/dp/2826912?st=18m%20smd%20resistor</text:a></text:p>
          </table:table-cell>
          <table:table-cell office:value-type="float" office:value="1" calcext:value-type="float">
            <text:p>1</text:p>
          </table:table-cell>
          <table:table-cell office:value-type="float" office:value="2826912" calcext:value-type="float">
            <text:p>28269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1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<text:a xlink:href="https://be.farnell.com/en-BE/panasonic/erjpa3f2742v/res-27k4-1-thick-film/dp/2561929?st=27.4k%20resistor%200603" xlink:type="simple">https://be.farnell.com/en-BE/panasonic/erjpa3f2742v/res-27k4-1-thick-film/dp/2561929?st=27.4k%20resistor%200603</text:a></text:p>
          </table:table-cell>
          <table:table-cell office:value-type="float" office:value="1" calcext:value-type="float">
            <text:p>1</text:p>
          </table:table-cell>
          <table:table-cell office:value-type="float" office:value="2561929" calcext:value-type="float">
            <text:p>25619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5175PWP</text:p>
          </table:table-cell>
          <table:table-cell office:value-type="string" calcext:value-type="string">
            <text:p>Package_SO:HTSSOP-28-1EP_4.4x9.7mm_P0.65mm_EP3.4x9.5mm_ThermalVias</text:p>
          </table:table-cell>
          <table:table-cell office:value-type="string" calcext:value-type="string">
            <text:p>http://www.ti.com/lit/ds/symlink/lm5175.pdf</text:p>
          </table:table-cell>
          <table:table-cell table:style-name="ce2" office:value-type="string" calcext:value-type="string">
            <text:p><text:a xlink:href="https://be.farnell.com/en-BE/texas-instruments/lm5175pwpt/dc-dc-ctrl-sync-buck-boost-htssop28/dp/3008670?st=lm5175" xlink:type="simple">https://be.farnell.com/en-BE/texas-instruments/lm5175pwpt/dc-dc-ctrl-sync-buck-boost-htssop28/dp/3008670?st=lm5175</text:a></text:p>
          </table:table-cell>
          <table:table-cell office:value-type="float" office:value="1" calcext:value-type="float">
            <text:p>1</text:p>
          </table:table-cell>
          <table:table-cell office:value-type="float" office:value="3008670" calcext:value-type="float">
            <text:p>3008670</text:p>
          </table:table-cell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" style:display-name="PageStyle_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8:18:16</meta:creation-date>
    <dc:date>2023-11-17T22:05:23.149520890</dc:date>
    <meta:generator>LibreOffice/7.5.7.1$Linux_X86_64 LibreOffice_project/50$Build-1</meta:generator>
    <meta:editing-duration>PT23S</meta:editing-duration>
    <meta:editing-cycles>1</meta:editing-cycles>
    <meta:document-statistic meta:table-count="1" meta:cell-count="223" meta:object-count="0"/>
    <meta:user-defined meta:name="AppVersion">16.0300</meta:user-defined>
  </office:meta>
</office:document-meta>
</file>